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101cm" style:rel-column-width="15809*"/>
    </style:style>
    <style:style style:name="Tabela1.B" style:family="table-column">
      <style:table-column-properties style:column-width="12.899cm" style:rel-column-width="49726*"/>
    </style:style>
    <style:style style:name="Tabela1.A1" style:family="table-cell">
      <style:table-cell-properties fo:background-color="#b3cac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b3cac7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RW Gothic" fo:font-size="10.5pt" officeooo:rsid="000be661" officeooo:paragraph-rsid="000be661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style:font-name="URW Gothic" fo:font-size="10.5pt" officeooo:rsid="000be661" officeooo:paragraph-rsid="000be661" style:font-size-asian="10.5pt" style:font-size-complex="10.5pt"/>
    </style:style>
    <style:style style:name="P3" style:family="paragraph" style:parent-style-name="Table_20_Contents">
      <style:text-properties style:font-name="URW Gothic" fo:font-size="10.5pt" officeooo:rsid="001d3644" officeooo:paragraph-rsid="001d3644" style:font-size-asian="10.5pt" style:font-size-complex="10.5pt"/>
    </style:style>
    <style:style style:name="P4" style:family="paragraph" style:parent-style-name="Table_20_Contents">
      <style:text-properties style:font-name="URW Gothic" fo:font-size="10.5pt" officeooo:rsid="00311e18" officeooo:paragraph-rsid="00311e18" style:font-size-asian="10.5pt" style:font-size-complex="10.5pt"/>
    </style:style>
    <style:style style:name="P5" style:family="paragraph" style:parent-style-name="Table_20_Contents">
      <style:text-properties style:font-name="URW Gothic" fo:font-size="10.5pt" officeooo:rsid="004f0081" officeooo:paragraph-rsid="004f0081" style:font-size-asian="10.5pt" style:font-size-complex="10.5pt"/>
    </style:style>
    <style:style style:name="P6" style:family="paragraph" style:parent-style-name="Table_20_Contents">
      <style:text-properties style:font-name="URW Gothic" fo:font-size="10.5pt" officeooo:rsid="002afb54" officeooo:paragraph-rsid="002afb54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URW Gothic" fo:font-size="10.5pt" fo:font-weight="bold" officeooo:rsid="000be661" officeooo:paragraph-rsid="000be661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URW Gothic" fo:font-size="10.5pt" fo:font-weight="bold" officeooo:rsid="000e8cbb" officeooo:paragraph-rsid="000e8cbb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URW Gothic" fo:font-size="10.5pt" fo:font-weight="bold" officeooo:rsid="000e4ffd" officeooo:paragraph-rsid="000e4ffd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URW Gothic" fo:font-size="10.5pt" fo:font-weight="bold" officeooo:rsid="00160a34" officeooo:paragraph-rsid="00160a34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RW Gothic" fo:font-size="10.5pt" style:font-size-asian="10.5pt" style:font-size-complex="10.5pt"/>
    </style:style>
    <style:style style:name="P12" style:family="paragraph" style:parent-style-name="Standard">
      <style:text-properties style:font-name="URW Gothic" fo:font-size="10.5pt" officeooo:rsid="000e8cbb" officeooo:paragraph-rsid="000e8cbb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URW Gothic" fo:font-size="10.5pt" officeooo:rsid="000e8cbb" officeooo:paragraph-rsid="002364f2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URW Gothic" fo:font-size="10.5pt" officeooo:rsid="0050c434" officeooo:paragraph-rsid="0050c434" style:font-size-asian="10.5pt" style:font-size-complex="10.5pt"/>
    </style:style>
    <style:style style:name="P15" style:family="paragraph" style:parent-style-name="Standard">
      <style:text-properties style:font-name="URW Gothic" fo:font-size="10.5pt" officeooo:rsid="002f0059" officeooo:paragraph-rsid="002d63b0" style:font-size-asian="10.5pt" style:font-size-complex="10.5pt"/>
    </style:style>
    <style:style style:name="P16" style:family="paragraph" style:parent-style-name="Standard">
      <style:text-properties style:font-name="URW Gothic" fo:font-size="10.5pt" officeooo:rsid="0040aca2" officeooo:paragraph-rsid="0040aca2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URW Gothic" fo:font-size="10.5pt" officeooo:rsid="0057430c" officeooo:paragraph-rsid="0041e4ad" style:font-size-asian="10.5pt" style:font-size-complex="10.5pt"/>
    </style:style>
    <style:style style:name="P18" style:family="paragraph" style:parent-style-name="Standard">
      <style:text-properties style:font-name="URW Gothic" fo:font-size="10.5pt" officeooo:rsid="0041e4ad" officeooo:paragraph-rsid="0041e4ad" style:font-size-asian="10.5pt" style:font-size-complex="10.5pt"/>
    </style:style>
    <style:style style:name="P19" style:family="paragraph" style:parent-style-name="Standard">
      <style:paragraph-properties fo:text-align="center" style:justify-single-word="false"/>
      <style:text-properties style:font-name="URW Gothic" fo:font-size="10.5pt" fo:font-style="normal" fo:font-weight="bold" officeooo:rsid="002d63b0" officeooo:paragraph-rsid="002d63b0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Standard">
      <style:text-properties style:font-name="URW Gothic" fo:font-size="10.5pt" fo:font-weight="bold" officeooo:rsid="000fc195" officeooo:paragraph-rsid="000fc195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URW Gothic" fo:font-size="10.5pt" fo:font-weight="bold" officeooo:paragraph-rsid="0040aca2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URW Gothic" fo:font-size="10.5pt" fo:font-weight="bold" officeooo:rsid="00415085" officeooo:paragraph-rsid="00415085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URW Gothic" fo:font-size="10.5pt" fo:font-weight="bold" officeooo:rsid="003d267a" officeooo:paragraph-rsid="0041e4ad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URW Gothic" fo:font-size="10.5pt" fo:font-weight="bold" officeooo:rsid="000fc195" officeooo:paragraph-rsid="000fc195" fo:background-color="#b3cac7" style:font-size-asian="10.5pt" style:font-weight-asian="bold" style:font-size-complex="10.5pt" style:font-weight-complex="bold"/>
    </style:style>
    <style:style style:name="P25" style:family="paragraph" style:parent-style-name="Standard">
      <style:text-properties style:font-name="URW Gothic" fo:font-size="10.5pt" fo:font-weight="bold" officeooo:rsid="000e8cbb" officeooo:paragraph-rsid="000e8cbb" fo:background-color="#b3cac7" style:font-size-asian="10.5pt" style:font-weight-asian="bold" style:font-size-complex="10.5pt" style:font-weight-complex="bold"/>
    </style:style>
    <style:style style:name="P26" style:family="paragraph" style:parent-style-name="Standard">
      <style:text-properties style:font-name="URW Gothic" fo:font-size="10.5pt" fo:font-weight="bold" officeooo:rsid="001284ae" officeooo:paragraph-rsid="001284ae" fo:background-color="#b3cac7" style:font-size-asian="10.5pt" style:font-weight-asian="bold" style:font-size-complex="10.5pt" style:font-weight-complex="bold"/>
    </style:style>
    <style:style style:name="P27" style:family="paragraph" style:parent-style-name="Standard">
      <style:text-properties style:font-name="URW Gothic" fo:font-size="10.5pt" fo:font-weight="bold" officeooo:rsid="0037a78b" officeooo:paragraph-rsid="0037a78b" fo:background-color="#b3cac7" style:font-size-asian="10.5pt" style:font-weight-asian="bold" style:font-size-complex="10.5pt" style:font-weight-complex="bold"/>
    </style:style>
    <style:style style:name="P28" style:family="paragraph" style:parent-style-name="Standard">
      <style:text-properties style:font-name="URW Gothic" fo:font-size="10.5pt" fo:font-weight="bold" officeooo:rsid="003d267a" officeooo:paragraph-rsid="004af494" fo:background-color="#b3cac7" style:font-size-asian="10.5pt" style:font-weight-asian="bold" style:font-size-complex="10.5pt" style:font-weight-complex="bold"/>
    </style:style>
    <style:style style:name="P29" style:family="paragraph" style:parent-style-name="Standard">
      <style:text-properties style:font-name="URW Gothic" fo:font-size="10.5pt" fo:font-weight="normal" officeooo:rsid="0041e4ad" officeooo:paragraph-rsid="0040aca2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font-name="URW Gothic" fo:font-size="10.5pt" fo:font-weight="normal" officeooo:rsid="00415085" officeooo:paragraph-rsid="0040bf39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URW Gothic" fo:font-size="10.5pt" officeooo:rsid="0040aca2" officeooo:paragraph-rsid="0040aca2" fo:background-color="#b3cac7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officeooo:paragraph-rsid="004d9105"/>
    </style:style>
    <style:style style:name="P33" style:family="paragraph" style:parent-style-name="Standard" style:list-style-name="L1">
      <style:text-properties style:font-name="URW Gothic" officeooo:paragraph-rsid="000e8cbb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URW Gothic" fo:font-size="10.5pt" officeooo:rsid="0050c434" officeooo:paragraph-rsid="0050c434" style:font-size-asian="10.5pt" style:font-size-complex="10.5pt"/>
    </style:style>
    <style:style style:name="P35" style:family="paragraph" style:parent-style-name="Standard" style:list-style-name="L4">
      <style:text-properties style:font-name="URW Gothic" fo:font-size="10.5pt" officeooo:rsid="003ead95" officeooo:paragraph-rsid="003ead95" style:font-size-asian="10.5pt" style:font-size-complex="10.5pt"/>
    </style:style>
    <style:style style:name="P36" style:family="paragraph" style:parent-style-name="Standard" style:list-style-name="L6">
      <style:text-properties style:font-name="URW Gothic" fo:font-size="10.5pt" officeooo:rsid="004ac70a" officeooo:paragraph-rsid="004ac70a" style:font-size-asian="10.5pt" style:font-size-complex="10.5pt"/>
    </style:style>
    <style:style style:name="P37" style:family="paragraph" style:parent-style-name="Standard" style:list-style-name="L7">
      <style:text-properties style:font-name="URW Gothic" fo:font-size="10.5pt" officeooo:rsid="003d267a" officeooo:paragraph-rsid="0041e4ad" style:font-size-asian="10.5pt" style:font-size-complex="10.5pt"/>
    </style:style>
    <style:style style:name="P38" style:family="paragraph" style:parent-style-name="Standard" style:list-style-name="L5">
      <style:text-properties style:font-name="URW Gothic" fo:font-size="10.5pt" fo:font-weight="normal" officeooo:rsid="00415085" officeooo:paragraph-rsid="00415085" style:font-size-asian="10.5pt" style:font-weight-asian="normal" style:font-size-complex="10.5pt" style:font-weight-complex="normal"/>
    </style:style>
    <style:style style:name="P39" style:family="paragraph" style:parent-style-name="Standard" style:list-style-name="L7">
      <style:text-properties style:font-name="URW Gothic" fo:font-size="10.5pt" fo:font-weight="normal" officeooo:rsid="003d267a" officeooo:paragraph-rsid="0041e4ad" style:font-size-asian="10.5pt" style:font-weight-asian="normal" style:font-size-complex="10.5pt" style:font-weight-complex="normal"/>
    </style:style>
    <style:style style:name="P40" style:family="paragraph" style:parent-style-name="Standard" style:list-style-name="L7">
      <style:text-properties style:font-name="URW Gothic" fo:font-size="10.5pt" fo:font-weight="normal" officeooo:rsid="003d267a" officeooo:paragraph-rsid="004af494" style:font-size-asian="10.5pt" style:font-weight-asian="normal" style:font-size-complex="10.5pt" style:font-weight-complex="normal"/>
    </style:style>
    <style:style style:name="P41" style:family="paragraph" style:parent-style-name="Standard">
      <style:text-properties style:font-name="URW Gothic" fo:font-size="10.5pt" fo:font-weight="bold" officeooo:rsid="0041e4ad" officeooo:paragraph-rsid="0041e4ad" fo:background-color="#b3cac7" style:font-size-asian="10.5pt" style:font-weight-asian="bold" style:font-size-complex="10.5pt" style:font-weight-complex="bold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URW Gothic" officeooo:paragraph-rsid="005abbf8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URW Gothic" officeooo:paragraph-rsid="0041e4ad"/>
    </style:style>
    <style:style style:name="P44" style:family="paragraph" style:parent-style-name="Standard" style:list-style-name="L4">
      <style:text-properties style:font-name="URW Gothic" officeooo:paragraph-rsid="0037a78b"/>
    </style:style>
    <style:style style:name="P45" style:family="paragraph" style:parent-style-name="Standard" style:list-style-name="L3">
      <style:text-properties officeooo:paragraph-rsid="002d63b0"/>
    </style:style>
    <style:style style:name="T1" style:family="text">
      <style:text-properties officeooo:rsid="000e4f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e4ad" style:font-weight-asian="bold" style:font-weight-complex="bold"/>
    </style:style>
    <style:style style:name="T4" style:family="text">
      <style:text-properties fo:font-weight="bold" officeooo:rsid="0037a78b" style:font-weight-asian="bold" style:font-weight-complex="bold"/>
    </style:style>
    <style:style style:name="T5" style:family="text">
      <style:text-properties fo:font-weight="bold" fo:background-color="#b3cac7" loext:char-shading-value="0" style:font-weight-asian="bold" style:font-weight-complex="bold"/>
    </style:style>
    <style:style style:name="T6" style:family="text">
      <style:text-properties fo:font-weight="bold" officeooo:rsid="003ed6c1" fo:background-color="#b3cac7" loext:char-shading-value="0" style:font-weight-asian="bold" style:font-weight-complex="bold"/>
    </style:style>
    <style:style style:name="T7" style:family="text">
      <style:text-properties style:font-name="URW Gothic"/>
    </style:style>
    <style:style style:name="T8" style:family="text">
      <style:text-properties style:font-name="URW Gothic" fo:font-size="10.5pt" fo:font-weight="bold" officeooo:rsid="006187b4" style:font-size-asian="10.5pt" style:font-weight-asian="bold" style:font-size-complex="10.5pt" style:font-weight-complex="bold"/>
    </style:style>
    <style:style style:name="T9" style:family="text">
      <style:text-properties style:font-name="URW Gothic" fo:font-size="10.5pt" fo:font-weight="bold" officeooo:rsid="005050df" style:font-size-asian="10.5pt" style:font-weight-asian="bold" style:font-size-complex="10.5pt" style:font-weight-complex="bold"/>
    </style:style>
    <style:style style:name="T10" style:family="text">
      <style:text-properties style:font-name="URW Gothic" fo:font-size="10.5pt" officeooo:rsid="002d63b0" style:font-size-asian="10.5pt" style:font-size-complex="10.5pt"/>
    </style:style>
    <style:style style:name="T11" style:family="text">
      <style:text-properties style:font-name="URW Gothic" fo:font-size="10.5pt" officeooo:rsid="00516cf7" style:font-size-asian="10.5pt" style:font-size-complex="10.5pt"/>
    </style:style>
    <style:style style:name="T12" style:family="text">
      <style:text-properties style:font-name="URW Gothic" fo:font-size="10.5pt" officeooo:rsid="005ed8bf" style:font-size-asian="10.5pt" style:font-size-complex="10.5pt"/>
    </style:style>
    <style:style style:name="T13" style:family="text">
      <style:text-properties style:font-name="URW Gothic" officeooo:rsid="005ed8bf"/>
    </style:style>
    <style:style style:name="T14" style:family="text">
      <style:text-properties officeooo:rsid="0040aca2"/>
    </style:style>
    <style:style style:name="T15" style:family="text">
      <style:text-properties officeooo:rsid="0041e4ad"/>
    </style:style>
    <style:style style:name="T16" style:family="text">
      <style:text-properties officeooo:rsid="004af494"/>
    </style:style>
    <style:style style:name="T17" style:family="text">
      <style:text-properties officeooo:rsid="005050df"/>
    </style:style>
    <style:style style:name="T18" style:family="text">
      <style:text-properties officeooo:rsid="0059957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af494" style:font-weight-asian="normal" style:font-weight-complex="normal"/>
    </style:style>
    <style:style style:name="T21" style:family="text">
      <style:text-properties fo:font-weight="normal" officeooo:rsid="00548232" style:font-weight-asian="normal" style:font-weight-complex="normal"/>
    </style:style>
    <style:style style:name="T22" style:family="text">
      <style:text-properties fo:font-weight="normal" officeooo:rsid="00602fdc" style:font-weight-asian="normal" style:font-weight-complex="normal"/>
    </style:style>
    <style:style style:name="T23" style:family="text">
      <style:text-properties fo:font-size="10.5pt" officeooo:rsid="0050c434" style:font-size-asian="10.5pt" style:font-size-complex="10.5pt"/>
    </style:style>
    <style:style style:name="T24" style:family="text">
      <style:text-properties fo:font-size="10.5pt" officeooo:rsid="005ce41c" style:font-size-asian="10.5pt" style:font-size-complex="10.5pt"/>
    </style:style>
    <style:style style:name="T25" style:family="text">
      <style:text-properties fo:font-size="10.5pt" officeooo:rsid="0059957d" style:font-size-asian="10.5pt" style:font-size-complex="10.5pt"/>
    </style:style>
    <style:style style:name="T26" style:family="text">
      <style:text-properties fo:font-size="10.5pt" officeooo:rsid="005abbf8" style:font-size-asian="10.5pt" style:font-size-complex="10.5pt"/>
    </style:style>
    <style:style style:name="T27" style:family="text">
      <style:text-properties fo:font-size="10.5pt" officeooo:rsid="005a0557" style:font-size-asian="10.5pt" style:font-size-complex="10.5pt"/>
    </style:style>
    <style:style style:name="T28" style:family="text">
      <style:text-properties fo:font-size="10.5pt" officeooo:rsid="005a53a7" style:font-size-asian="10.5pt" style:font-size-complex="10.5pt"/>
    </style:style>
    <style:style style:name="T29" style:family="text">
      <style:text-properties fo:font-size="10.5pt" officeooo:rsid="0041e4ad" style:font-size-asian="10.5pt" style:font-size-complex="10.5pt"/>
    </style:style>
    <style:style style:name="T30" style:family="text">
      <style:text-properties fo:font-size="10.5pt" officeooo:rsid="0059011a" style:font-size-asian="10.5pt" style:font-size-complex="10.5pt"/>
    </style:style>
    <style:style style:name="T31" style:family="text">
      <style:text-properties fo:font-size="10.5pt" officeooo:rsid="0057430c" style:font-size-asian="10.5pt" style:font-size-complex="10.5pt"/>
    </style:style>
    <style:style style:name="T32" style:family="text">
      <style:text-properties fo:font-size="10.5pt" fo:font-weight="bold" officeooo:rsid="0037a78b" style:font-size-asian="10.5pt" style:font-weight-asian="bold" style:font-size-complex="10.5pt" style:font-weight-complex="bold"/>
    </style:style>
    <style:style style:name="T33" style:family="text">
      <style:text-properties fo:font-size="10.5pt" fo:font-weight="bold" officeooo:rsid="003ead95" style:font-size-asian="10.5pt" style:font-weight-asian="bold" style:font-size-complex="10.5pt" style:font-weight-complex="bold"/>
    </style:style>
    <style:style style:name="T34" style:family="text">
      <style:text-properties fo:font-size="10.5pt" fo:font-weight="normal" officeooo:rsid="0037a78b" style:font-size-asian="10.5pt" style:font-weight-asian="normal" style:font-size-complex="10.5pt" style:font-weight-complex="normal"/>
    </style:style>
    <style:style style:name="T35" style:family="text">
      <style:text-properties fo:font-size="10.5pt" fo:font-weight="normal" officeooo:rsid="004fb9ed" style:font-size-asian="10.5pt" style:font-weight-asian="normal" style:font-size-complex="10.5pt" style:font-weight-complex="normal"/>
    </style:style>
    <style:style style:name="T36" style:family="text">
      <style:text-properties fo:font-size="10.5pt" fo:font-weight="normal" officeooo:rsid="00602fdc" style:font-size-asian="10.5pt" style:font-weight-asian="normal" style:font-size-complex="10.5pt" style:font-weight-complex="normal"/>
    </style:style>
    <style:style style:name="T37" style:family="text">
      <style:text-properties officeooo:rsid="00561831"/>
    </style:style>
    <style:style style:name="T38" style:family="text">
      <style:text-properties officeooo:rsid="0040bf39"/>
    </style:style>
    <style:style style:name="T39" style:family="text">
      <style:text-properties officeooo:rsid="006187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22397377952">
          <table:table-cell table:style-name="Tabela1.A1" table:number-columns-spanned="2" office:value-type="string">
            <text:p text:style-name="P1"/>
            <text:p text:style-name="P7">TERMO DE ABERTURA D<text:span text:style-name="T1">E</text:span> PROJETO</text:p>
            <text:p text:style-name="P1"/>
          </table:table-cell>
          <table:covered-table-cell/>
        </table:table-row>
        <table:table-row table:style-name="TableLine93922397508208">
          <table:table-cell table:style-name="Tabela1.A2" table:number-columns-spanned="2" office:value-type="string">
            <text:p text:style-name="P2"/>
            <text:p text:style-name="P32"><text:span text:style-name="T8">Genesys PetShop</text:span><text:span text:style-name="T9"> 1.0</text:span></text:p>
            <text:p text:style-name="P2"/>
          </table:table-cell>
          <table:covered-table-cell/>
        </table:table-row>
        <table:table-row table:style-name="TableLine93922397508864">
          <table:table-cell table:style-name="Tabela1.A3" office:value-type="string">
            <text:p text:style-name="P8">GERENTE</text:p>
          </table:table-cell>
          <table:table-cell table:style-name="Tabela1.B3" office:value-type="string">
            <text:p text:style-name="P3">SALOMÃO FRANCISCO DA SILVA</text:p>
          </table:table-cell>
        </table:table-row>
        <table:table-row table:style-name="TableLine93922397510272">
          <table:table-cell table:style-name="Tabela1.A4" office:value-type="string">
            <text:p text:style-name="P9">VERSÃO</text:p>
          </table:table-cell>
          <table:table-cell table:style-name="Tabela1.B4" office:value-type="string">
            <text:p text:style-name="P4">1.0</text:p>
          </table:table-cell>
        </table:table-row>
        <table:table-row table:style-name="TableLine93922397512032">
          <table:table-cell table:style-name="Tabela1.A3" office:value-type="string">
            <text:p text:style-name="P9">DATA</text:p>
          </table:table-cell>
          <table:table-cell table:style-name="Tabela1.B5" office:value-type="string">
            <text:p text:style-name="P5">15/04/2022</text:p>
          </table:table-cell>
        </table:table-row>
        <table:table-row table:style-name="TableLine93922397513392">
          <table:table-cell table:style-name="Tabela1.A4" office:value-type="string">
            <text:p text:style-name="P10">PATROCINADOR</text:p>
          </table:table-cell>
          <table:table-cell table:style-name="Tabela1.B6" office:value-type="string">
            <text:p text:style-name="P6">TAIMBER SOFTWARE</text:p>
          </table:table-cell>
        </table:table-row>
      </table:table>
      <text:p text:style-name="P11"/>
      <text:p text:style-name="P11"/>
      <text:p text:style-name="P19">ESCOPO GERAL</text:p>
      <text:p text:style-name="P20"/>
      <text:p text:style-name="P20"/>
      <text:p text:style-name="P24"><text:span text:style-name="T14">1 - </text:span>PROPOSTA DO PROJETO</text:p>
      <text:p text:style-name="P24"/>
      <text:list xml:id="list44912211" text:style-name="L1">
        <text:list-item>
          <text:p text:style-name="P33"><text:span text:style-name="T23">Desenvolvimento de </text:span><text:span text:style-name="T24">01 </text:span><text:span text:style-name="T23">software odontológico</text:span><text:span text:style-name="T25"> para pequenos consultórios</text:span><text:span text:style-name="T26">.</text:span></text:p>
        </text:list-item>
      </text:list>
      <text:p text:style-name="P12"/>
      <text:p text:style-name="P12"/>
      <text:p text:style-name="P25"><text:span text:style-name="T14">2 - </text:span>OBJETIVO DO PROJETO</text:p>
      <text:p text:style-name="P25"/>
      <text:list xml:id="list3750979885" text:style-name="L2">
        <text:list-item>
          <text:p text:style-name="P34">Automatizar processos de gerenciamento de clínica odontológica<text:span text:style-name="T18">, visando substituir processos que antes do sistema eram feitos manualmente.</text:span></text:p>
        </text:list-item>
      </text:list>
      <text:p text:style-name="P14"/>
      <text:list xml:id="list144855941539066" text:continue-numbering="true" text:style-name="L2">
        <text:list-item>
          <text:p text:style-name="P42"><text:span text:style-name="T26">Captar</text:span><text:span text:style-name="T27"> pequenas empresas que ainda não </text:span><text:span text:style-name="T28">possuam</text:span><text:span text:style-name="T27"> software odontológico </text:span><text:span text:style-name="T26">implantado</text:span><text:span text:style-name="T28">.</text:span></text:p>
        </text:list-item>
      </text:list>
      <text:p text:style-name="P13"/>
      <text:p text:style-name="P13"/>
      <text:p text:style-name="P26"><text:span text:style-name="T14">3 - </text:span>RECURSOS</text:p>
      <text:p text:style-name="P26"/>
      <text:list xml:id="list2259397985" text:style-name="L3">
        <text:list-item>
          <text:p text:style-name="P45"><text:span text:style-name="T7">Cronograma – </text:span><text:span text:style-name="T13">3/5 meses (três meses e meio)</text:span></text:p>
        </text:list-item>
        <text:list-item>
          <text:p text:style-name="P45"><text:span text:style-name="T10">Financeiro – </text:span><text:span text:style-name="T11">R$ </text:span><text:span text:style-name="T12">5.520,00</text:span></text:p>
        </text:list-item>
      </text:list>
      <text:p text:style-name="P15"/>
      <text:p text:style-name="P27"><text:span text:style-name="T14">4 - </text:span>MARCOS</text:p>
      <text:list xml:id="list1246971965" text:style-name="L4">
        <text:list-item>
          <text:p text:style-name="P44"><text:span text:style-name="T32">Data de início</text:span><text:span text:style-name="T34"> - </text:span><text:span text:style-name="T35">15/04/2022</text:span></text:p>
        </text:list-item>
        <text:list-item>
          <text:p text:style-name="P44"><text:span text:style-name="T32">Data d</text:span><text:span text:style-name="T33">a</text:span><text:span text:style-name="T32"> </text:span><text:span text:style-name="T33">primeira release</text:span><text:span text:style-name="T34"> - </text:span><text:span text:style-name="T35">1</text:span><text:span text:style-name="T36">5</text:span><text:span text:style-name="T35">/07/2022</text:span></text:p>
        </text:list-item>
        <text:list-item>
          <text:p text:style-name="P35"><text:span text:style-name="T4">D</text:span><text:span text:style-name="T2">ata de encerramento</text:span><text:span text:style-name="T19"> - </text:span><text:span text:style-name="T22">01</text:span><text:span text:style-name="T21">/0</text:span><text:span text:style-name="T22">8</text:span><text:span text:style-name="T21">/2022</text:span></text:p>
        </text:list-item>
      </text:list>
      <text:p text:style-name="P29"/>
      <text:p text:style-name="P29"/>
      <text:p text:style-name="P31"><text:span text:style-name="T3">5</text:span><text:span text:style-name="T2"> – REQUISITOS </text:span><text:span text:style-name="T3">DO PROJETO</text:span></text:p>
      <text:p text:style-name="P16"/>
      <text:p text:style-name="P21"><text:span text:style-name="T15">5</text:span><text:span text:style-name="T14">.</text:span><text:span text:style-name="T37">1</text:span><text:span text:style-name="T14"> – </text:span><text:span text:style-name="T38">FERRAMENTAS PARA GERÊNCIA DE CONFIGURAÇÃO</text:span></text:p>
      <text:list xml:id="list177518805" text:style-name="L5">
        <text:list-item>
          <text:p text:style-name="P38"><text:span text:style-name="T16">Controle de versão - </text:span>GitHub</text:p>
        </text:list-item>
      </text:list>
      <text:p text:style-name="P30"/>
      <text:p text:style-name="P22"><text:span text:style-name="T15">5</text:span>.<text:span text:style-name="T37">2</text:span> – PLATAFORMA</text:p>
      <text:list xml:id="list3470297414" text:style-name="L6">
        <text:list-item>
          <text:p text:style-name="P36">PC</text:p>
        </text:list-item>
      </text:list>
      <text:p text:style-name="P23"/>
      <text:p text:style-name="P23"/>
      <text:p text:style-name="P28"><text:span text:style-name="T15">6</text:span><text:span text:style-name="T14"> </text:span><text:span text:style-name="T15">– </text:span>STAKEHOLDERS</text:p>
      <text:p text:style-name="P28"/>
      <text:list xml:id="list2135950370" text:style-name="L7">
        <text:list-item>
          <text:p text:style-name="P37"><text:span text:style-name="T19">Nome – </text:span><text:span text:style-name="T20">Salomão Francisco da Silva</text:span></text:p>
        </text:list-item>
        <text:list-item>
          <text:p text:style-name="P39">Função – <text:span text:style-name="T16">Desenvolvedor</text:span></text:p>
        </text:list-item>
        <text:list-item>
          <text:p text:style-name="P40">Contato – (62) 99565-2346</text:p>
        </text:list-item>
      </text:list>
      <text:p text:style-name="P18"><text:soft-page-break/><text:span text:style-name="T6">7 – </text:span><text:span text:style-name="T5">RESULTADO</text:span></text:p>
      <text:p text:style-name="P41"/>
      <text:list xml:id="list1660100687" text:style-name="L8">
        <text:list-item>
          <text:p text:style-name="P43"><text:span text:style-name="T29">O resultado esperado </text:span><text:span text:style-name="T30">é um</text:span><text:span text:style-name="T31"> software para gerenciamento odontolǵoico de pequenas clínicas, com todos os requisitos funcionais </text:span><text:span text:style-name="T30">e não funcionais </text:span><text:span text:style-name="T31">implementados.</text:span></text:p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09:12:55.816002571</meta:creation-date>
    <dc:date>2022-10-03T14:48:55.447796669</dc:date>
    <meta:editing-duration>PT2H34M9S</meta:editing-duration>
    <meta:editing-cycles>81</meta:editing-cycles>
    <meta:generator>LibreOffice/6.4.7.2$Linux_X86_64 LibreOffice_project/40$Build-2</meta:generator>
    <meta:document-statistic meta:table-count="1" meta:image-count="0" meta:object-count="0" meta:page-count="2" meta:paragraph-count="34" meta:word-count="166" meta:character-count="1062" meta:non-whitespace-character-count="934"/>
  </office:meta>
</office:document-meta>
</file>